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004341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00a37f"/>
    </style:style>
    <style:style style:name="T4" style:family="text">
      <style:text-properties officeooo:rsid="000212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span text:style-name="T2">工作总结</text:span></text:p>
      <text:p text:style-name="P1"><text:tab/>今天，学习了handler的api中的postDelayed延迟执行代码和使用了一下github上面的两个开源项目 SmartImage<text:span text:style-name="T1">View和asyncHttpClient。</text:span></text:p>
      <text:p text:style-name="P1"><text:tab/>使用postDelayed接收的参数是Runnable类型<text:span text:style-name="T3">，所以使用需要实现一个run的方法。开源的项目SmartImageView只要是让设置图片变得更加的简单直接调用SetImageView的方法就能设置，不需要再使用handler去传递信息再在ui线程里面设置图片了，开源项目SmarImageView已经帮我们把代码都封装了。asyncHttpClient主要是用来进行发送get或者post请求的，它也帮我们把联网的一系列操作的封装了，使用起来很方便。</text:span></text:p>
      <text:p text:style-name="P1"><text:tab/>做了一个小项目<text:span text:style-name="T4">，是模拟今日头条的页面展示。使用到了联网操作和Tomcat服务器完成的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9:27:24.124824857</meta:creation-date>
    <dc:date>2017-08-07T10:26:59.284072979</dc:date>
    <meta:editing-duration>PT3M56S</meta:editing-duration>
    <meta:editing-cycles>1</meta:editing-cycles>
    <meta:document-statistic meta:table-count="0" meta:image-count="0" meta:object-count="0" meta:page-count="1" meta:paragraph-count="4" meta:word-count="230" meta:character-count="380" meta:non-whitespace-character-count="366"/>
    <meta:generator>LibreOffice/5.1.6.2$Linux_X86_64 LibreOffice_project/10m0$Build-2</meta:generator>
  </office:meta>
</office:document-meta>
</file>